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61b6" officeooo:paragraph-rsid="001461b6"/>
    </style:style>
    <style:style style:name="P2" style:family="paragraph" style:parent-style-name="Standard">
      <style:text-properties officeooo:rsid="001461b6" officeooo:paragraph-rsid="001461b6"/>
    </style:style>
    <style:style style:name="P3" style:family="paragraph" style:parent-style-name="Standard">
      <style:text-properties officeooo:rsid="0014c978" officeooo:paragraph-rsid="001461b6"/>
    </style:style>
    <style:style style:name="P4" style:family="paragraph" style:parent-style-name="Standard">
      <style:text-properties officeooo:rsid="0014c978" officeooo:paragraph-rsid="0014c9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fter reading the prompt, I immediately set out to recreate the mechanical features of Breath of the Wild and Tears of the Kingdom Cooking System. For this, I needed to research a bit further how the system worked from a player’s perspective, so I used <text:a xlink:type="simple" xlink:href="https://botw-recipes.com/" text:style-name="Internet_20_link" text:visited-style-name="Visited_20_Internet_20_Link">https://botw-recipes.com</text:a> to experiment with mixing ingredients and checking their own recipe catalogue.</text:p>
      <text:p text:style-name="P1"/>
      <text:p text:style-name="P4">I didn’t have a lot of time to think creatively and critically about a crafting system, so I knew reproducing an existing one would allow me to showcase what I can code, without worrying about questions of design.</text:p>
      <text:p text:style-name="P1"/>
      <text:p text:style-name="P1">In Breath of the Wild a mixture can either be successful or a failure. A recipe will only result in failure if the Link mixed monster products with non-monster products.</text:p>
      <text:p text:style-name="P1">We won’t replicate failures, and instead focus on being able to mix any such ingredients.</text:p>
      <text:p text:style-name="P1"/>
      <text:p text:style-name="P1">There are cases where I’m uncertain how Breath of the Wild decides which recipe to follow, per example:</text:p>
      <text:p text:style-name="P1"/>
      <text:p text:style-name="P1">1. mixing rice + salt <text:s/>+ meat = meat rice bowl,</text:p>
      <text:p text:style-name="P1">2. but mixing rice + curry + meat = meat curry.</text:p>
      <text:p text:style-name="P1"/>
      <text:p text:style-name="P1">What happens if you mix rice + salt + curry + meat? Is there a pre-defined recipe priority embed in the system or does it chose the recipe based on the order in which you placed ingredients in your hand?</text:p>
      <text:p text:style-name="P1"/>
      <text:p text:style-name="P1">For this three-day project we will define a priority within our mixing system.</text:p>
      <text:p text:style-name="P1"/>
      <text:p text:style-name="P1">For our project we will assume that players can only mix up to three ingredients. We will also assume that whoever is designing this system is working outside of Unity.</text:p>
      <text:p text:style-name="P1"/>
      <text:p text:style-name="P1">It’s also important to keep in mind that players do not have access to the recipes in Breath of the Wild, and so, I will also not be concerned with that yet.</text:p>
      <text:p text:style-name="P1"/>
      <text:p text:style-name="P1">We will be concerned about how our designers interact with this system after building it.</text:p>
      <text:p text:style-name="P3"/>
      <text:p text:style-name="P4">Because I knew I wanted to reproduce most of Breath of the Wilds system, I began by writing a graph to help me visualize how I wanted to develop this system.</text:p>
      <text:p text:style-name="P3"/>
      <text:p text:style-name="P4">Before being concerned about how to handle the databases for all of the recipes, I simply stored everything in Scriptable Objects.</text:p>
      <text:p text:style-name="P4"/>
      <text:p text:style-name="P4">I load every possible ingredient as a toggle on the canvas with a “mix” button”. This is the interface I will use to test my code. For now, I do not worry about user experienc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7T13:43:19.281000000</meta:creation-date>
    <meta:generator>LibreOffice/7.6.0.3$Windows_X86_64 LibreOffice_project/69edd8b8ebc41d00b4de3915dc82f8f0fc3b6265</meta:generator>
    <dc:date>2024-09-17T16:53:13.008000000</dc:date>
    <meta:editing-duration>PT2H57M4S</meta:editing-duration>
    <meta:editing-cycles>2</meta:editing-cycles>
    <meta:document-statistic meta:table-count="0" meta:image-count="0" meta:object-count="0" meta:page-count="1" meta:paragraph-count="15" meta:word-count="397" meta:character-count="2183" meta:non-whitespace-character-count="1800"/>
  </office:meta>
</office:document-meta>
</file>